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293050" officeooo:paragraph-rsid="002b3efa"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officeooo:rsid="001492d9" officeooo:paragraph-rsid="001492d9"/>
    </style:style>
    <style:style style:name="P4" style:family="paragraph" style:parent-style-name="Text_20_body">
      <style:paragraph-properties fo:text-align="justify" style:justify-single-word="false"/>
      <style:text-properties officeooo:rsid="00266cfd" officeooo:paragraph-rsid="00282a1b"/>
    </style:style>
    <style:style style:name="P5" style:family="paragraph" style:parent-style-name="Text_20_body">
      <style:paragraph-properties fo:text-align="justify" style:justify-single-word="false"/>
      <style:text-properties fo:color="#000000" fo:font-size="12pt" fo:font-style="normal" fo:font-weight="normal" officeooo:rsid="00293050" officeooo:paragraph-rsid="00293050"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officeooo:paragraph-rsid="0029d616"/>
    </style:style>
    <style:style style:name="P7" style:family="paragraph" style:parent-style-name="Text_20_body">
      <style:paragraph-properties fo:text-align="justify" style:justify-single-word="false"/>
      <style:text-properties officeooo:rsid="0029d616" officeooo:paragraph-rsid="0029d616"/>
    </style:style>
    <style:style style:name="P8" style:family="paragraph" style:parent-style-name="Text_20_body">
      <style:paragraph-properties fo:text-align="justify" style:justify-single-word="false"/>
      <style:text-properties officeooo:rsid="0029d616" officeooo:paragraph-rsid="0038df90"/>
    </style:style>
    <style:style style:name="P9" style:family="paragraph" style:parent-style-name="Text_20_body">
      <style:paragraph-properties fo:text-align="justify" style:justify-single-word="false"/>
      <style:text-properties fo:color="#000000" fo:font-size="12pt" fo:font-style="normal" fo:font-weight="normal" officeooo:rsid="002b3efa" officeooo:paragraph-rsid="002b3efa" style:font-size-asian="12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fo:background-color="#000080">
        <style:background-image/>
      </style:paragraph-properties>
      <style:text-properties fo:font-weight="bold" officeooo:rsid="0029d616" officeooo:paragraph-rsid="0029d616" style:font-weight-asian="bold" style:font-weight-complex="bold"/>
    </style:style>
    <style:style style:name="P11" style:family="paragraph" style:parent-style-name="Text_20_body">
      <style:paragraph-properties fo:text-align="justify" style:justify-single-word="false" fo:background-color="#000080">
        <style:background-image/>
      </style:paragraph-properties>
      <style:text-properties fo:color="#ffffff"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12" style:family="paragraph" style:parent-style-name="Text_20_body">
      <style:paragraph-properties fo:text-align="justify" style:justify-single-word="false" fo:background-color="#000080">
        <style:background-image/>
      </style:paragraph-properties>
      <style:text-properties style:use-window-font-color="true"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13" style:family="paragraph" style:parent-style-name="Text_20_body">
      <style:paragraph-properties fo:text-align="justify" style:justify-single-word="false" fo:background-color="#000080">
        <style:background-image/>
      </style:paragraph-properties>
      <style:text-properties style:use-window-font-color="true" fo:font-size="12pt" fo:font-style="normal" fo:font-weight="bold" officeooo:rsid="002e7c07" officeooo:paragraph-rsid="002e7c07" style:font-size-asian="12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fo:background-color="#000080">
        <style:background-image/>
      </style:paragraph-properties>
      <style:text-properties style:use-window-font-color="true" fo:font-size="12pt" fo:font-style="normal" fo:font-weight="bold" officeooo:rsid="0037b1a4" officeooo:paragraph-rsid="0037b1a4" style:font-size-asian="12pt" style:font-style-asian="normal" style:font-weight-asian="bold" style:font-size-complex="12pt" style:font-style-complex="normal" style:font-weight-complex="bold"/>
    </style:style>
    <style:style style:name="P15" style:family="paragraph" style:parent-style-name="Text_20_body">
      <style:paragraph-properties fo:text-align="justify" style:justify-single-word="false" fo:background-color="#000000">
        <style:background-image/>
      </style:paragraph-properties>
      <style:text-properties fo:font-weight="bold" officeooo:rsid="0029d616" officeooo:paragraph-rsid="0029d616" style:font-weight-asian="bold" style:font-weight-complex="bold"/>
    </style:style>
    <style:style style:name="P16" style:family="paragraph" style:parent-style-name="Text_20_body">
      <style:paragraph-properties fo:text-align="justify" style:justify-single-word="false" fo:background-color="#000000">
        <style:background-image/>
      </style:paragraph-properties>
      <style:text-properties fo:color="#ffffff"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17" style:family="paragraph" style:parent-style-name="Text_20_body">
      <style:paragraph-properties fo:text-align="justify" style:justify-single-word="false" fo:background-color="#000000">
        <style:background-image/>
      </style:paragraph-properties>
      <style:text-properties style:use-window-font-color="true"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18" style:family="paragraph" style:parent-style-name="Text_20_body">
      <style:paragraph-properties fo:text-align="justify" style:justify-single-word="false" fo:background-color="#000000">
        <style:background-image/>
      </style:paragraph-properties>
      <style:text-properties style:use-window-font-color="true" fo:font-size="12pt" fo:font-style="normal" fo:font-weight="bold" officeooo:rsid="002e7c07" officeooo:paragraph-rsid="002e7c07" style:font-size-asian="12pt" style:font-style-asian="normal" style:font-weight-asian="bold" style:font-size-complex="12pt" style:font-style-complex="normal" style:font-weight-complex="bold"/>
    </style:style>
    <style:style style:name="P19" style:family="paragraph" style:parent-style-name="Text_20_body">
      <style:paragraph-properties fo:text-align="justify" style:justify-single-word="false" fo:background-color="#000000">
        <style:background-image/>
      </style:paragraph-properties>
      <style:text-properties style:use-window-font-color="true" fo:font-size="12pt" fo:font-style="normal" fo:font-weight="bold" officeooo:rsid="0037b1a4" officeooo:paragraph-rsid="0037b1a4" style:font-size-asian="12pt" style:font-style-asian="normal" style:font-weight-asian="bold" style:font-size-complex="12pt" style:font-style-complex="normal" style:font-weight-complex="bold"/>
    </style:style>
    <style:style style:name="P20" style:family="paragraph" style:parent-style-name="Text_20_body">
      <style:paragraph-properties fo:text-align="justify" style:justify-single-word="false" fo:background-color="transparent">
        <style:background-image/>
      </style:paragraph-properties>
      <style:text-properties fo:color="#ffffff"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21"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2b3efa" officeooo:paragraph-rsid="002b3efa"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2d4404" officeooo:paragraph-rsid="002d4404"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2e7c07" officeooo:paragraph-rsid="002e7c07"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3464c6" officeooo:paragraph-rsid="003464c6"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normal" officeooo:rsid="0029d616" officeooo:paragraph-rsid="003cd62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2b3efa" officeooo:paragraph-rsid="002b3efa" style:font-size-asian="12pt" style:font-style-asian="normal" style:font-weight-asian="bold" style:font-size-complex="12pt" style:font-style-complex="normal" style:font-weight-complex="bold"/>
    </style:style>
    <style:style style:name="P27"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2e7c07" officeooo:paragraph-rsid="002e7c07" style:font-size-asian="12pt" style:font-style-asian="normal" style:font-weight-asian="bold" style:font-size-complex="12pt" style:font-style-complex="normal" style:font-weight-complex="bold"/>
    </style:style>
    <style:style style:name="P28"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2e7c07" officeooo:paragraph-rsid="003edb2c" style:font-size-asian="12pt" style:font-style-asian="normal" style:font-weight-asian="bold" style:font-size-complex="12pt" style:font-style-complex="normal" style:font-weight-complex="bold"/>
    </style:style>
    <style:style style:name="P29"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2e7c07" officeooo:paragraph-rsid="003ef551" style:font-size-asian="12pt" style:font-style-asian="normal" style:font-weight-asian="bold" style:font-size-complex="12pt" style:font-style-complex="normal" style:font-weight-complex="bold"/>
    </style:style>
    <style:style style:name="P30"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37b1a4" officeooo:paragraph-rsid="0037b1a4" style:font-size-asian="12pt" style:font-style-asian="normal" style:font-weight-asian="bold" style:font-size-complex="12pt" style:font-style-complex="normal" style:font-weight-complex="bold"/>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37b1a4" officeooo:paragraph-rsid="002e7c07" style:font-size-asian="12pt" style:font-style-asian="normal" style:font-weight-asian="bold" style:font-size-complex="12pt" style:font-style-complex="normal" style:font-weight-complex="bold"/>
    </style:style>
    <style:style style:name="P32"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2fc4b4" officeooo:paragraph-rsid="002fc4b4" style:font-size-asian="12pt" style:font-style-asian="normal" style:font-weight-asian="bold" style:font-size-complex="12pt" style:font-style-complex="normal" style:font-weight-complex="bold"/>
    </style:style>
    <style:style style:name="P33" style:family="paragraph" style:parent-style-name="Text_20_body">
      <style:paragraph-properties fo:text-align="justify" style:justify-single-word="false" fo:background-color="transparent">
        <style:background-image/>
      </style:paragraph-properties>
      <style:text-properties style:use-window-font-color="true" fo:font-size="12pt" fo:font-style="normal" fo:font-weight="bold" officeooo:rsid="0030c965" officeooo:paragraph-rsid="0032ec78" style:font-size-asian="12pt" style:font-style-asian="normal" style:font-weight-asian="bold" style:font-size-complex="12pt" style:font-style-complex="normal" style:font-weight-complex="bold"/>
    </style:style>
    <style:style style:name="P34" style:family="paragraph" style:parent-style-name="Heading_20_1">
      <style:paragraph-properties fo:text-align="center" style:justify-single-word="false"/>
      <style:text-properties fo:font-weight="bold" officeooo:rsid="001492d9" officeooo:paragraph-rsid="001492d9" style:font-weight-asian="bold" style:font-weight-complex="bold"/>
    </style:style>
    <style:style style:name="P35" style:family="paragraph" style:parent-style-name="Heading_20_2">
      <style:paragraph-properties fo:text-align="justify" style:justify-single-word="false"/>
      <style:text-properties officeooo:rsid="001492d9"/>
    </style:style>
    <style:style style:name="P36" style:family="paragraph" style:parent-style-name="Heading_20_2">
      <style:paragraph-properties fo:text-align="justify" style:justify-single-word="false"/>
      <style:text-properties officeooo:rsid="001492d9" officeooo:paragraph-rsid="0029d616"/>
    </style:style>
    <style:style style:name="P37" style:family="paragraph" style:parent-style-name="Heading_20_2">
      <style:paragraph-properties fo:text-align="justify" style:justify-single-word="false"/>
      <style:text-properties officeooo:rsid="001492d9" officeooo:paragraph-rsid="003cd62a"/>
    </style:style>
    <style:style style:name="T1" style:family="text">
      <style:text-properties officeooo:rsid="0029d616"/>
    </style:style>
    <style:style style:name="T2" style:family="text">
      <style:text-properties officeooo:rsid="002b3efa"/>
    </style:style>
    <style:style style:name="T3" style:family="text">
      <style:text-properties officeooo:rsid="002bcb81"/>
    </style:style>
    <style:style style:name="T4" style:family="text">
      <style:text-properties officeooo:rsid="0038df90"/>
    </style:style>
    <style:style style:name="T5" style:family="text">
      <style:text-properties officeooo:rsid="003acf72"/>
    </style:style>
    <style:style style:name="T6" style:family="text">
      <style:text-properties officeooo:rsid="003b18d1"/>
    </style:style>
    <style:style style:name="T7" style:family="text">
      <style:text-properties officeooo:rsid="003c570f"/>
    </style:style>
    <style:style style:name="T8" style:family="text">
      <style:text-properties officeooo:rsid="003cd62a"/>
    </style:style>
    <style:style style:name="T9" style:family="text">
      <style:text-properties officeooo:rsid="003e8ab0"/>
    </style:style>
    <style:style style:name="T10" style:family="text">
      <style:text-properties officeooo:rsid="003edb2c"/>
    </style:style>
    <style:style style:name="T11" style:family="text">
      <style:text-properties officeooo:rsid="003ef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4" text:outline-level="1">Reporte <text:span text:style-name="T1">11</text:span>. <text:span text:style-name="T1">Proceso de </text:span><text:span text:style-name="T8">cifrado y descifrado.</text:span></text:h>
      <text:p text:style-name="P3"/>
      <text:p text:style-name="P3"/>
      <text:h text:style-name="P35" text:outline-level="2"><text:span text:style-name="T1">Proceso de </text:span><text:span text:style-name="T8">cifrado</text:span>.</text:h>
      <text:p text:style-name="P7"/>
      <text:p text:style-name="P8"><text:span text:style-name="T4">A continuación, se muestra el proceso de descifrado y de cifrado. Para el ejemplo, se utilizaron dos paquetes RTP, el tamaño de cada paquete fué de 50 bytes. </text:span></text:p>
      <text:p text:style-name="P4"/>
      <text:h text:style-name="P36" text:outline-level="2"><text:span text:style-name="T1">Ejemplo</text:span>.</text:h>
      <text:p text:style-name="P6"><text:span text:style-name="T1">A continuación mostramos los datos originales </text:span><text:span text:style-name="T2">que consisten en dos paquetes RTP</text:span><text:span text:style-name="T1">.</text:span></text:p>
      <text:p text:style-name="P7"/>
      <text:p text:style-name="P10">0 <text:s/>0 <text:s/>0 <text:s/>32 <text:s/>102 <text:s text:c="5"/>116 <text:s/>121 <text:s/>112 <text:s/>113 <text:s/>116 <text:s text:c="5"/>32 <text:s/>32 <text:s/>32 <text:s/>5 <text:s/>3 <text:s text:c="5"/>0 <text:s/>113 <text:s/>116 <text:s/>32 <text:s/>32 <text:s text:c="5"/>0 <text:s/>0 <text:s/>0 <text:s/>0 <text:s/>0 <text:s text:c="5"/>0 <text:s/>0 <text:s/>0 <text:s/>0 <text:s/>0 <text:s text:c="5"/>0 <text:s/>0 <text:s/>0 <text:s/>0 <text:s/>0 <text:s text:c="5"/>8 <text:s/>119 <text:s/>105 <text:s/>100 <text:s/>101 <text:s text:c="5"/>0 <text:s/>7 <text:s/>207 <text:s/>225 <text:s/>109 <text:s text:c="5"/>100 <text:s/>97 <text:s/>116 <text:s/>0 <text:s/>0 </text:p>
      <text:p text:style-name="P15">0 <text:s/>8 <text:s/>119 <text:s/>105 <text:s/>100 <text:s text:c="5"/>101 <text:s/>0 <text:s/>0 <text:s/>0 <text:s/>0 <text:s text:c="5"/>109 <text:s/>100 <text:s/>97 <text:s/>116 <text:s/>0 <text:s text:c="5"/>1 <text:s/>0 <text:s/>0 <text:s/>0 <text:s/>0 <text:s text:c="5"/>0 <text:s/>0 <text:s/>0 <text:s/>224 <text:s/>0 <text:s text:c="5"/>1 <text:s/>0 <text:s/>0 <text:s/>0 <text:s/>1 <text:s text:c="5"/>2 <text:s/>255 <text:s/>2 <text:s/>166 <text:s/>0 <text:s text:c="5"/>0 <text:s/>0 <text:s/>1 <text:s/>0 <text:s/>0 <text:s text:c="5"/>0 <text:s/>32 <text:s/>0 <text:s/>0 <text:s/>0 <text:s text:c="5"/>0 <text:s/>56 <text:s/>0 <text:s/>12 <text:s/>6 <text:s text:c="2"/></text:p>
      <text:p text:style-name="P5"/>
      <text:p text:style-name="P9">Ahora, mostramos los dos paquetes RTP anteriores, pero con el proceso de inversión de bits ejecutado. <text:span text:style-name="T5">El proceso de inversión de bits es iterativo,: en cada iteración se invierten los bits de un paquete RTP, el ciclo se repite para aplicar el proceso a todos los paquetes.</text:span></text:p>
      <text:p text:style-name="P11">81 <text:s/>5 <text:s/>68 <text:s/>224 <text:s/>36 <text:s text:c="5"/>224 <text:s/>120 <text:s/>200 <text:s/>51 <text:s/>117 <text:s text:c="5"/>160 <text:s/>98 <text:s/>42 <text:s/>9 <text:s/>3 <text:s text:c="5"/>64 <text:s/>121 <text:s/>20 <text:s/>100 <text:s/>0 <text:s text:c="5"/>40 <text:s/>17 <text:s/>0 <text:s/>98 <text:s/>98 <text:s text:c="5"/>1 <text:s/>33 <text:s/>12 <text:s/>192 <text:s/>64 <text:s text:c="5"/>48 <text:s/>136 <text:s/>33 <text:s/>8 <text:s/>24 <text:s text:c="5"/>66 <text:s/>87 <text:s/>112 <text:s/>36 <text:s/>196 <text:s text:c="5"/>10 <text:s/>3 <text:s/>223 <text:s/>232 <text:s/>44 <text:s text:c="5"/>230 <text:s/>113 <text:s/>52 <text:s/>21 <text:s/>128 <text:s text:c="5"/></text:p>
      <text:p text:style-name="P16">3 <text:s/>137 <text:s/>71 <text:s/>120 <text:s/>108 <text:s text:c="5"/>36 <text:s/>8 <text:s/>136 <text:s/>68 <text:s/>18 <text:s text:c="5"/>101 <text:s/>52 <text:s/>96 <text:s/>121 <text:s/>177 <text:s text:c="5"/>32 <text:s/>2 <text:s/>40 <text:s/>64 <text:s/>192 <text:s text:c="5"/>22 <text:s/>33 <text:s/>7 <text:s/>232 <text:s/>64 <text:s text:c="5"/>160 <text:s/>36 <text:s/>33 <text:s/>16 <text:s/>83 <text:s text:c="5"/>4 <text:s/>115 <text:s/>115 <text:s/>199 <text:s/>4 <text:s text:c="5"/>73 <text:s/>64 <text:s/>129 <text:s/>13 <text:s/>32 <text:s text:c="5"/>32 <text:s/>106 <text:s/>0 <text:s/>81 <text:s/>8 <text:s text:c="5"/>136 <text:s/>104 <text:s/>6 <text:s/>36 <text:s/>182 </text:p>
      <text:p text:style-name="P20"/>
      <text:p text:style-name="P21">Ahora, mostramos el orden de intercambio de segmentos para cada paquete RTP. Este<text:span text:style-name="T6"> paso nos dice el orden de intercambio de los segmentos para cada paquete RTP (recordemos que en este punto, ya se ha realizado el proceso de inversión de bits). </text:span></text:p>
      <text:p text:style-name="P12">7 <text:s/>6 <text:s/>5 <text:s/>9 <text:s/>1 <text:s/>8 <text:s/>2 <text:s/>3 <text:s/>0 <text:s/>4 <text:s/></text:p>
      <text:p text:style-name="P17">2 <text:s/>5 <text:s/>3 <text:s/>7 <text:s/>8 <text:s/>6 <text:s/>4 <text:s/>1 <text:s/>9 <text:s/>0 </text:p>
      <text:p text:style-name="P26"/>
      <text:p text:style-name="P21"/>
      <text:p text:style-name="P21"/>
      <text:p text:style-name="P21"><text:soft-page-break/></text:p>
      <text:p text:style-name="P21"/>
      <text:p text:style-name="P21"/>
      <text:p text:style-name="P2"><text:span text:style-name="T2">Ahora mostramos el resultado de invertir los segmentos </text:span><text:span text:style-name="T7">para cada paquete RTP </text:span><text:span text:style-name="T3">(la numeracion de segmentos comienza desde el valor cero)</text:span><text:span text:style-name="T2">:</text:span></text:p>
      <text:p text:style-name="P12">66 <text:s/>87 <text:s/>112 <text:s/>36 <text:s/>196 <text:s text:c="5"/>48 <text:s/>136 <text:s/>33 <text:s/>8 <text:s/>24 <text:s text:c="5"/>1 <text:s/>33 <text:s/>12 <text:s/>192 <text:s/>64 <text:s text:c="5"/>230 <text:s/>113 <text:s/>52 <text:s/>21 <text:s/>128 <text:s text:c="5"/>224 <text:s/>120 <text:s/>200 <text:s/>51 <text:s/>117 <text:s text:c="5"/>10 <text:s/>3 <text:s/>223 <text:s/>232 <text:s/>44 <text:s text:c="5"/>160 <text:s/>98 <text:s/>42 <text:s/>9 <text:s/>3 <text:s text:c="5"/>64 <text:s/>121 <text:s/>20 <text:s/>100 <text:s/>0 <text:s text:c="5"/>81 <text:s/>5 <text:s/>68 <text:s/>224 <text:s/>36 <text:s text:c="5"/>40 <text:s/>17 <text:s/>0 <text:s/>98 <text:s/>98 <text:s text:c="5"/></text:p>
      <text:p text:style-name="P17">101 <text:s/>52 <text:s/>96 <text:s/>121 <text:s/>177 <text:s text:c="5"/>160 <text:s/>36 <text:s/>33 <text:s/>16 <text:s/>83 <text:s text:c="5"/>32 <text:s/>2 <text:s/>40 <text:s/>64 <text:s/>192 <text:s text:c="5"/>73 <text:s/>64 <text:s/>129 <text:s/>13 <text:s/>32 <text:s text:c="5"/>32 <text:s/>106 <text:s/>0 <text:s/>81 <text:s/>8 <text:s text:c="5"/>4 <text:s/>115 <text:s/>115 <text:s/>199 <text:s/>4 <text:s text:c="5"/>22 <text:s/>33 <text:s/>7 <text:s/>232 <text:s/>64 <text:s text:c="5"/>36 <text:s/>8 <text:s/>136 <text:s/>68 <text:s/>18 <text:s text:c="5"/>136 <text:s/>104 <text:s/>6 <text:s/>36 <text:s/>182 <text:s text:c="5"/>3 <text:s/>137 <text:s/>71 <text:s/>120 <text:s/>108 </text:p>
      <text:p text:style-name="P22"/>
      <text:p text:style-name="P22"/>
      <text:h text:style-name="P37" text:outline-level="2"><text:span text:style-name="T1">Proceso de </text:span><text:span text:style-name="T8">descifrado</text:span>.</text:h>
      <text:p text:style-name="P25"/>
      <text:p text:style-name="P22">Ahora <text:span text:style-name="T8">se comienza con el proceso de descifrado</text:span>, lo que hacemos es leer los datos <text:span text:style-name="T8">que se obtuvieron en el proceso de cifrado.</text:span> A continuación imprimirmos los datos leídos y se opuede comprobar que coinciden los datos <text:span text:style-name="T9">de salida del proceso de cifrado, con los datos de entrada del proceso de descifrado.</text:span></text:p>
      <text:p text:style-name="P13">66 <text:s/>87 <text:s/>112 <text:s/>36 <text:s/>196 <text:s text:c="5"/>48 <text:s/>136 <text:s/>33 <text:s/>8 <text:s/>24 <text:s text:c="5"/>1 <text:s/>33 <text:s/>12 <text:s/>192 <text:s/>64 <text:s text:c="5"/>230 <text:s/>113 <text:s/>52 <text:s/>21 <text:s/>128 <text:s text:c="5"/>224 <text:s/>120 <text:s/>200 <text:s/>51 <text:s/>117 <text:s text:c="5"/>10 <text:s/>3 <text:s/>223 <text:s/>232 <text:s/>44 <text:s text:c="5"/>160 <text:s/>98 <text:s/>42 <text:s/>9 <text:s/>3 <text:s text:c="5"/>64 <text:s/>121 <text:s/>20 <text:s/>100 <text:s/>0 <text:s text:c="5"/>81 <text:s/>5 <text:s/>68 <text:s/>224 <text:s/>36 <text:s text:c="5"/>40 <text:s/>17 <text:s/>0 <text:s/>98 <text:s/>98 <text:s text:c="5"/></text:p>
      <text:p text:style-name="P18">101 <text:s/>52 <text:s/>96 <text:s/>121 <text:s/>177 <text:s text:c="5"/>160 <text:s/>36 <text:s/>33 <text:s/>16 <text:s/>83 <text:s text:c="5"/>32 <text:s/>2 <text:s/>40 <text:s/>64 <text:s/>192 <text:s text:c="5"/>73 <text:s/>64 <text:s/>129 <text:s/>13 <text:s/>32 <text:s text:c="5"/>32 <text:s/>106 <text:s/>0 <text:s/>81 <text:s/>8 <text:s text:c="5"/>4 <text:s/>115 <text:s/>115 <text:s/>199 <text:s/>4 <text:s text:c="5"/>22 <text:s/>33 <text:s/>7 <text:s/>232 <text:s/>64 <text:s text:c="5"/>36 <text:s/>8 <text:s/>136 <text:s/>68 <text:s/>18 <text:s text:c="5"/>136 <text:s/>104 <text:s/>6 <text:s/>36 <text:s/>182 <text:s text:c="5"/>3 <text:s/>137 <text:s/>71 <text:s/>120 <text:s/>108 </text:p>
      <text:p text:style-name="P27"/>
      <text:p text:style-name="P27"/>
      <text:p text:style-name="P23">Ahora, generamos el orden de segmentos para cada paquete RTP, esto es muy importante, porque nos indica la manera en que vienen intercambiados los segmentos de cada paquete, además, el orden que se genera debe coincidir con el orden generado en el algoritmo de cifrado:</text:p>
      <text:p text:style-name="P13">7 <text:s/>6 <text:s/>5 <text:s/>9 <text:s/>1 <text:s/>8 <text:s/>2 <text:s/>3 <text:s/>0 <text:s/>4 <text:s/></text:p>
      <text:p text:style-name="P18">2 <text:s/>5 <text:s/>3 <text:s/>7 <text:s/>8 <text:s/>6 <text:s/>4 <text:s/>1 <text:s/>9 <text:s/>0 </text:p>
      <text:p text:style-name="P28"><text:span text:style-name="T10"/></text:p>
      <text:p text:style-name="P24">El orden de los segmentos que se presenta en el paso anterior nos dice la manera en la cual están intercambiados los segmentos de cada paquete: esto significa, por ejemplo que para el primer paquete RTP, que en el primer segmento de memoria está guardado el segmento número 7, en el segundo segmento de memoria está guardado el segmento número 6, y así sucesivamente. </text:p>
      <text:p text:style-name="P24">Para el segundo paquete RTP ocurre algo parecido: en el primer segmento de memoria está guardado el segmento número 2, en el segundo segmento de memoria está guardado el segmento número 5... </text:p>
      <text:p text:style-name="P24">Lo que se busca es volver a ordenar cada segmento en su posición de memoria respectiva: segmento 0 <text:soft-page-break/>posición 0, segmento 1 posición 1, segmento 2, posición 2. Y esto se debe hacer para cada paquete RTP. Esto es importante para que al momento de volver a aplicar el proceso de inversión de bits, se obtengan los resultados originales. </text:p>
      <text:p text:style-name="P31"/>
      <text:p text:style-name="P30">Resultados:</text:p>
      <text:p text:style-name="P14">0 <text:s/>0 <text:s/>0 <text:s/>32 <text:s/>102 <text:s text:c="5"/>116 <text:s/>121 <text:s/>112 <text:s/>113 <text:s/>116 <text:s text:c="5"/>32 <text:s/>32 <text:s/>32 <text:s/>5 <text:s/>3 <text:s text:c="5"/>0 <text:s/>113 <text:s/>116 <text:s/>32 <text:s/>32 <text:s text:c="5"/>0 <text:s/>0 <text:s/>0 <text:s/>0 <text:s/>0 <text:s text:c="5"/>0 <text:s/>0 <text:s/>0 <text:s/>0 <text:s/>0 <text:s text:c="5"/>0 <text:s/>0 <text:s/>0 <text:s/>0 <text:s/>0 <text:s text:c="5"/>8 <text:s/>119 <text:s/>105 <text:s/>100 <text:s/>101 <text:s text:c="5"/>0 <text:s/>7 <text:s/>207 <text:s/>225 <text:s/>109 <text:s text:c="5"/>100 <text:s/>97 <text:s/>116 <text:s/>0 <text:s/>0 <text:s text:c="4"/></text:p>
      <text:p text:style-name="P19">0 <text:s/>8 <text:s/>119 <text:s/>105 <text:s/>100 <text:s text:c="5"/>101 <text:s/>0 <text:s/>0 <text:s/>0 <text:s/>0 <text:s text:c="5"/>109 <text:s/>100 <text:s/>97 <text:s/>116 <text:s/>0 <text:s text:c="5"/>1 <text:s/>0 <text:s/>0 <text:s/>0 <text:s/>0 <text:s text:c="5"/>0 <text:s/>0 <text:s/>0 <text:s/>224 <text:s/>0 <text:s text:c="5"/>1 <text:s/>0 <text:s/>0 <text:s/>0 <text:s/>1 <text:s text:c="5"/>2 <text:s/>255 <text:s/>2 <text:s/>166 <text:s/>0 <text:s text:c="5"/>0 <text:s/>0 <text:s/>1 <text:s/>0 <text:s/>0 <text:s text:c="5"/>0 <text:s/>32 <text:s/>0 <text:s/>0 <text:s/>0 <text:s text:c="5"/>0 <text:s/>56 <text:s/>0 <text:s/>12 <text:s/>6 <text:s/></text:p>
      <text:p text:style-name="P27"/>
      <text:p text:style-name="P29"><text:span text:style-name="T11"/></text:p>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5-04T20:43:42</meta:creation-date>
    <dc:date>2014-07-04T18:50:48</dc:date>
    <dc:creator>daniel </dc:creator>
    <meta:editing-duration>PT22H33M10S</meta:editing-duration>
    <meta:editing-cycles>48</meta:editing-cycles>
    <meta:generator>LibreOffice/4.0.2.2$Linux_X86_64 LibreOffice_project/400m0$Build-2</meta:generator>
    <meta:document-statistic meta:table-count="0" meta:image-count="0" meta:object-count="0" meta:page-count="3" meta:paragraph-count="29" meta:word-count="957" meta:character-count="4927" meta:non-whitespace-character-count="3070"/>
  </office:meta>
</office:document-meta>
</file>